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5da5d9"/>
    </style:style>
    <style:style style:name="P5" style:family="paragraph" style:parent-style-name="Text_20_body">
      <style:text-properties officeooo:rsid="04a13061" officeooo:paragraph-rsid="04a13061"/>
    </style:style>
    <style:style style:name="P6" style:family="paragraph" style:parent-style-name="Text_20_body">
      <style:text-properties officeooo:rsid="04a4b29e" officeooo:paragraph-rsid="04a4b29e"/>
    </style:style>
    <style:style style:name="P7" style:family="paragraph" style:parent-style-name="Text_20_body">
      <style:text-properties officeooo:rsid="04a581bd" officeooo:paragraph-rsid="04a581bd"/>
    </style:style>
    <style:style style:name="P8" style:family="paragraph" style:parent-style-name="Text_20_body">
      <style:text-properties officeooo:rsid="04af5c84" officeooo:paragraph-rsid="04af5c84"/>
    </style:style>
    <style:style style:name="P9" style:family="paragraph" style:parent-style-name="Text_20_body">
      <style:text-properties officeooo:rsid="04af5c84" officeooo:paragraph-rsid="04b02afd"/>
    </style:style>
    <style:style style:name="P10" style:family="paragraph" style:parent-style-name="Text_20_body">
      <style:text-properties officeooo:rsid="04b02afd" officeooo:paragraph-rsid="04b02afd"/>
    </style:style>
    <style:style style:name="P11" style:family="paragraph" style:parent-style-name="Text_20_body">
      <style:text-properties officeooo:rsid="04b8121c" officeooo:paragraph-rsid="04b8121c"/>
    </style:style>
    <style:style style:name="P12" style:family="paragraph" style:parent-style-name="Text_20_body">
      <style:text-properties officeooo:rsid="04d0d5e3" officeooo:paragraph-rsid="04d0d5e3"/>
    </style:style>
    <style:style style:name="P13" style:family="paragraph" style:parent-style-name="Text_20_body">
      <style:text-properties officeooo:rsid="04d45578" officeooo:paragraph-rsid="04fe5cf0"/>
    </style:style>
    <style:style style:name="P14" style:family="paragraph" style:parent-style-name="Text_20_body">
      <style:text-properties officeooo:rsid="04dacaf5" officeooo:paragraph-rsid="04fe5cf0"/>
    </style:style>
    <style:style style:name="P15" style:family="paragraph" style:parent-style-name="Text_20_body">
      <style:text-properties officeooo:rsid="04eeb64d" officeooo:paragraph-rsid="04eeb64d"/>
    </style:style>
    <style:style style:name="P16" style:family="paragraph" style:parent-style-name="Text_20_body">
      <style:text-properties officeooo:rsid="050fce88" officeooo:paragraph-rsid="050fce88"/>
    </style:style>
    <style:style style:name="P17" style:family="paragraph" style:parent-style-name="Text_20_body">
      <style:text-properties officeooo:rsid="05129952" officeooo:paragraph-rsid="05129952"/>
    </style:style>
    <style:style style:name="P18" style:family="paragraph" style:parent-style-name="Text_20_body">
      <style:text-properties officeooo:rsid="0515d7b5" officeooo:paragraph-rsid="0515d7b5"/>
    </style:style>
    <style:style style:name="P19" style:family="paragraph" style:parent-style-name="Text_20_body">
      <style:text-properties officeooo:rsid="05173bce" officeooo:paragraph-rsid="05173bce"/>
    </style:style>
    <style:style style:name="P20" style:family="paragraph" style:parent-style-name="Heading_20_2">
      <style:text-properties officeooo:paragraph-rsid="03f4cd97"/>
    </style:style>
    <style:style style:name="P21" style:family="paragraph" style:parent-style-name="Heading_20_2">
      <style:text-properties officeooo:rsid="04e18b02" officeooo:paragraph-rsid="04fe5cf0"/>
    </style:style>
    <style:style style:name="P22" style:family="paragraph" style:parent-style-name="Heading_20_2">
      <style:text-properties officeooo:rsid="04e65c9c" officeooo:paragraph-rsid="04e65c9c"/>
    </style:style>
    <style:style style:name="P23" style:family="paragraph" style:parent-style-name="Heading_20_2">
      <style:text-properties officeooo:rsid="04e6d15b" officeooo:paragraph-rsid="04e8bfc6"/>
    </style:style>
    <style:style style:name="P24" style:family="paragraph" style:parent-style-name="Heading_20_2">
      <style:text-properties officeooo:rsid="04ebfafe" officeooo:paragraph-rsid="04f0d3f1"/>
    </style:style>
    <style:style style:name="P25" style:family="paragraph" style:parent-style-name="Heading_20_2">
      <style:text-properties officeooo:rsid="04eee793" officeooo:paragraph-rsid="0501427f"/>
    </style:style>
    <style:style style:name="P26" style:family="paragraph" style:parent-style-name="Heading_20_2">
      <style:text-properties officeooo:rsid="04f0fe59" officeooo:paragraph-rsid="04f0fe59"/>
    </style:style>
    <style:style style:name="P27" style:family="paragraph" style:parent-style-name="Heading_20_2">
      <style:text-properties officeooo:rsid="05033681" officeooo:paragraph-rsid="05033681"/>
    </style:style>
    <style:style style:name="P28" style:family="paragraph" style:parent-style-name="Heading_20_2">
      <style:text-properties officeooo:rsid="050a0f88" officeooo:paragraph-rsid="050a0f88"/>
    </style:style>
    <style:style style:name="P29" style:family="paragraph" style:parent-style-name="Heading_20_2">
      <style:text-properties officeooo:rsid="050a9741" officeooo:paragraph-rsid="050a9741"/>
    </style:style>
    <style:style style:name="P30" style:family="paragraph" style:parent-style-name="Heading_20_2">
      <style:text-properties officeooo:rsid="050abd1e" officeooo:paragraph-rsid="050abd1e"/>
    </style:style>
    <style:style style:name="P31" style:family="paragraph" style:parent-style-name="Heading_20_2">
      <style:text-properties officeooo:rsid="050fce88" officeooo:paragraph-rsid="050fce88"/>
    </style:style>
    <style:style style:name="P32" style:family="paragraph" style:parent-style-name="Heading_20_2">
      <style:text-properties style:font-name="Consolas" fo:font-size="12pt" officeooo:rsid="04e6d15b" officeooo:paragraph-rsid="04e6d15b" style:font-size-asian="12pt" style:font-name-complex="David CLM1" style:font-size-complex="12pt"/>
    </style:style>
    <style:style style:name="P33" style:family="paragraph" style:parent-style-name="Heading_20_2">
      <style:text-properties style:font-name="Consolas" fo:font-size="12pt" officeooo:rsid="04e8bfc6" officeooo:paragraph-rsid="04e8bfc6" style:font-size-asian="12pt" style:font-name-complex="David CLM1" style:font-size-complex="12pt"/>
    </style:style>
    <style:style style:name="P34" style:family="paragraph" style:parent-style-name="Heading_20_2">
      <style:text-properties style:font-name="Consolas" fo:font-size="12pt" officeooo:rsid="04f9fdc4" officeooo:paragraph-rsid="04f0fe59" style:font-size-asian="12pt" style:font-name-complex="David CLM1" style:font-size-complex="12pt"/>
    </style:style>
    <style:style style:name="P35" style:family="paragraph" style:parent-style-name="Heading_20_2">
      <style:text-properties style:font-name="Consolas" fo:font-size="12pt" officeooo:rsid="04f9fdc4" officeooo:paragraph-rsid="04fe5cf0" style:font-size-asian="12pt" style:font-name-complex="David CLM1" style:font-size-complex="12pt"/>
    </style:style>
    <style:style style:name="P36" style:family="paragraph" style:parent-style-name="Heading_20_2">
      <style:text-properties style:font-name="Consolas" fo:font-size="12pt" officeooo:rsid="05173bce" officeooo:paragraph-rsid="05173bce" style:font-size-asian="12pt" style:font-name-complex="David CLM1" style:font-size-complex="12pt"/>
    </style:style>
    <style:style style:name="P37" style:family="paragraph" style:parent-style-name="Heading_20_2">
      <style:text-properties style:font-name="Consolas" fo:font-size="12pt" officeooo:rsid="05173bce" officeooo:paragraph-rsid="05184f91" style:font-size-asian="12pt" style:font-name-complex="David CLM1" style:font-size-complex="12pt"/>
    </style:style>
    <style:style style:name="P38" style:family="paragraph" style:parent-style-name="Standard">
      <style:text-properties officeooo:rsid="04a13061" officeooo:paragraph-rsid="04a13061"/>
    </style:style>
    <style:style style:name="P39" style:family="paragraph" style:parent-style-name="Standard">
      <style:text-properties officeooo:rsid="04a28931" officeooo:paragraph-rsid="04a28931"/>
    </style:style>
    <style:style style:name="P40" style:family="paragraph" style:parent-style-name="Standard">
      <style:text-properties officeooo:rsid="04d0d5e3" officeooo:paragraph-rsid="04d0d5e3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4a28931" officeooo:paragraph-rsid="04a28931"/>
    </style:style>
    <style:style style:name="P42" style:family="paragraph" style:parent-style-name="כותרת_20_ותוכן_7e_LT_7e_Gliederung_20_1">
      <style:paragraph-properties fo:text-align="start" style:justify-single-word="false" style:writing-mode="lr-tb"/>
      <style:text-properties fo:font-size="12pt" fo:font-weight="normal" officeooo:rsid="04aefc2c" officeooo:paragraph-rsid="04b02afd" style:font-size-asian="12pt" style:font-weight-asian="normal" style:font-size-complex="12pt" style:font-weight-complex="normal"/>
    </style:style>
    <style:style style:name="P43" style:family="paragraph" style:parent-style-name="כותרת_20_ותוכן_7e_LT_7e_Gliederung_20_1">
      <style:paragraph-properties fo:text-align="start" style:justify-single-word="false" style:writing-mode="lr-tb"/>
      <style:text-properties fo:font-size="12pt" fo:font-weight="normal" officeooo:rsid="04b31825" officeooo:paragraph-rsid="04b31825" style:font-size-asian="12pt" style:font-weight-asian="normal" style:font-size-complex="12pt" style:font-weight-complex="normal"/>
    </style:style>
    <style:style style:name="P44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fo:font-weight="normal" officeooo:rsid="04aefc2c" officeooo:paragraph-rsid="04ce931e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end" style:justify-single-word="false" style:writing-mode="rl-tb"/>
      <style:text-properties fo:font-size="12pt" officeooo:rsid="04ab5504" officeooo:paragraph-rsid="04ab5504" style:font-size-asian="12pt" style:font-size-complex="12pt"/>
    </style:style>
    <style:style style:name="P46" style:family="paragraph" style:parent-style-name="Text_20_body">
      <style:paragraph-properties fo:text-align="end" style:justify-single-word="false" style:writing-mode="rl-tb"/>
      <style:text-properties fo:font-size="12pt" fo:font-weight="normal" officeooo:rsid="04b31825" officeooo:paragraph-rsid="04b31825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end" style:justify-single-word="false" style:writing-mode="rl-tb"/>
      <style:text-properties fo:font-size="12pt" fo:font-style="italic" fo:font-weight="normal" officeooo:rsid="04b9b16d" officeooo:paragraph-rsid="04b9b16d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ext_20_body">
      <style:paragraph-properties fo:text-align="end" style:justify-single-word="false" style:writing-mode="rl-tb"/>
      <style:text-properties style:font-name="Consolas" fo:font-size="12pt" officeooo:rsid="04ad50fe" officeooo:paragraph-rsid="04ad50fe" style:font-size-asian="12pt" style:font-size-complex="12pt"/>
    </style:style>
    <style:style style:name="P49" style:family="paragraph" style:parent-style-name="Text_20_body">
      <style:paragraph-properties fo:text-align="end" style:justify-single-word="false" style:writing-mode="rl-tb"/>
      <style:text-properties style:font-name="Consolas" fo:font-size="12pt" officeooo:rsid="04aefc2c" officeooo:paragraph-rsid="04aefc2c" style:font-size-asian="12pt" style:font-size-complex="12pt"/>
    </style:style>
    <style:style style:name="P50" style:family="paragraph" style:parent-style-name="Text_20_body">
      <style:paragraph-properties fo:text-align="end" style:justify-single-word="false" style:writing-mode="rl-tb"/>
      <style:text-properties style:font-name="Consolas" fo:font-size="12pt" officeooo:rsid="04e36a88" officeooo:paragraph-rsid="04d2ac36" style:font-size-asian="12pt" style:font-name-complex="David CLM1" style:font-size-complex="12pt"/>
    </style:style>
    <style:style style:name="P51" style:family="paragraph" style:parent-style-name="Text_20_body">
      <style:paragraph-properties fo:text-align="end" style:justify-single-word="false" style:writing-mode="rl-tb"/>
      <style:text-properties style:font-name="Consolas" fo:font-size="12pt" fo:font-weight="normal" officeooo:rsid="04b02afd" officeooo:paragraph-rsid="04b02afd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end" style:justify-single-word="false" style:writing-mode="rl-tb"/>
      <style:text-properties style:font-name="Consolas" fo:font-size="12pt" fo:font-weight="normal" officeooo:rsid="04b19cde" officeooo:paragraph-rsid="04b19cde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end" style:justify-single-word="false" style:writing-mode="rl-tb"/>
      <style:text-properties style:font-name="Consolas" fo:font-size="12pt" fo:font-weight="normal" officeooo:rsid="04b91fbf" officeooo:paragraph-rsid="04b91fbf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end" style:justify-single-word="false" style:writing-mode="rl-tb"/>
      <style:text-properties officeooo:rsid="04d2ac36" officeooo:paragraph-rsid="04d2ac36"/>
    </style:style>
    <style:style style:name="P55" style:family="paragraph" style:parent-style-name="Text_20_body">
      <style:paragraph-properties fo:text-align="end" style:justify-single-word="false" style:writing-mode="rl-tb"/>
      <style:text-properties officeooo:rsid="04d9b344" officeooo:paragraph-rsid="04fe5cf0"/>
    </style:style>
    <style:style style:name="P56" style:family="paragraph" style:parent-style-name="Text_20_body">
      <style:paragraph-properties fo:text-align="end" style:justify-single-word="false" style:writing-mode="rl-tb"/>
      <style:text-properties officeooo:rsid="04dacaf5" officeooo:paragraph-rsid="04fe5cf0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a2bd50" officeooo:paragraph-rsid="04a2bd50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Consolas" fo:font-size="12pt" fo:font-weight="normal" officeooo:rsid="04b91fbf" officeooo:paragraph-rsid="04b91fb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76e15" officeooo:paragraph-rsid="04fe5cf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8ec25" officeooo:paragraph-rsid="04d8ec25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d9b344" officeooo:paragraph-rsid="04fe5cf0"/>
    </style:style>
    <style:style style:name="P62" style:family="paragraph" style:parent-style-name="כותרת_20_ותוכן_7e_LT_7e_Gliederung_20_1">
      <style:text-properties fo:font-size="12pt" officeooo:rsid="04a13061" officeooo:paragraph-rsid="04a13061" style:font-size-asian="12pt" style:font-size-complex="12pt"/>
    </style:style>
    <style:style style:name="P63" style:family="paragraph" style:parent-style-name="כותרת_20_ותוכן_7e_LT_7e_Gliederung_20_1">
      <style:text-properties fo:font-size="12pt" officeooo:rsid="04a581bd" officeooo:paragraph-rsid="04a581bd" style:font-size-asian="12pt" style:font-size-complex="12pt"/>
    </style:style>
    <style:style style:name="P64" style:family="paragraph" style:parent-style-name="כותרת_20_ותוכן_7e_LT_7e_Gliederung_20_1">
      <style:text-properties fo:font-size="12pt" officeooo:paragraph-rsid="04d0d5e3" style:font-size-asian="12pt" style:font-size-complex="12pt"/>
    </style:style>
    <style:style style:name="P65" style:family="paragraph" style:parent-style-name="כותרת_20_ותוכן_7e_LT_7e_Gliederung_20_1">
      <style:text-properties fo:font-size="12pt" officeooo:rsid="04d0eec2" officeooo:paragraph-rsid="04d0eec2" style:font-size-asian="12pt" style:font-size-complex="12pt"/>
    </style:style>
    <style:style style:name="P66" style:family="paragraph" style:parent-style-name="כותרת_20_ותוכן_7e_LT_7e_Gliederung_20_1">
      <style:text-properties fo:font-size="12pt" officeooo:rsid="04d208b6" officeooo:paragraph-rsid="04d208b6" style:font-size-asian="12pt" style:font-size-complex="12pt"/>
    </style:style>
    <style:style style:name="P67" style:family="paragraph" style:parent-style-name="כותרת_20_ותוכן_7e_LT_7e_Gliederung_20_1">
      <style:text-properties style:font-name="Consolas" fo:font-size="12pt" officeooo:rsid="04d0eec2" officeooo:paragraph-rsid="04d0eec2" style:font-size-asian="12pt" style:font-size-complex="12pt"/>
    </style:style>
    <style:style style:name="P68" style:family="paragraph" style:parent-style-name="כותרת_20_ותוכן_7e_LT_7e_Gliederung_20_1">
      <style:paragraph-properties fo:margin-left="0.1957in" fo:margin-right="0in" fo:margin-top="0.0807in" fo:margin-bottom="0in" loext:contextual-spacing="false" style:line-height-at-least="0.139in" fo:text-align="start" style:justify-single-word="false" fo:text-indent="-0.1957in" style:auto-text-indent="false" style:writing-mode="lr-tb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כותרת_20_ותוכן_7e_LT_7e_Gliederung_20_1">
      <style:paragraph-properties fo:margin-left="0.1957in" fo:margin-right="0in" fo:margin-top="0.0807in" fo:margin-bottom="0in" loext:contextual-spacing="false" style:line-height-at-least="0.139in" fo:text-align="start" style:justify-single-word="false" fo:text-indent="-0.1957in" style:auto-text-indent="false" style:writing-mode="lr-tb">
        <style:tab-stops>
          <style:tab-stop style:position="0in"/>
        </style:tab-stops>
      </style:paragraph-properties>
      <style:text-properties style:font-name="Consolas" fo:font-size="12pt" style:font-size-asian="12pt" style:font-size-complex="12pt"/>
    </style:style>
    <style:style style:name="P70" style:family="paragraph" style:parent-style-name="Text_20_body">
      <style:paragraph-properties fo:margin-left="0.1957in" fo:margin-right="0in" fo:margin-top="0.0807in" fo:margin-bottom="0in" loext:contextual-spacing="false" style:line-height-at-least="0.139in" fo:text-align="end" style:justify-single-word="false" fo:text-indent="-0.1957in" style:auto-text-indent="false" style:writing-mode="rl-tb">
        <style:tab-stops>
          <style:tab-stop style:position="0in"/>
        </style:tab-stops>
      </style:paragraph-properties>
      <style:text-properties style:font-name="Simple CLM" fo:font-size="12pt" fo:font-weight="normal" officeooo:rsid="04b5d8b1" officeooo:paragraph-rsid="04b5d8b1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.1957in" fo:margin-right="0in" fo:margin-top="0.0807in" fo:margin-bottom="0in" loext:contextual-spacing="false" style:line-height-at-least="0.139in" fo:text-align="end" style:justify-single-word="false" fo:text-indent="-0.1957in" style:auto-text-indent="false" style:writing-mode="rl-tb">
        <style:tab-stops>
          <style:tab-stop style:position="0in"/>
        </style:tab-stops>
      </style:paragraph-properties>
      <style:text-properties style:font-name="Simple CLM" fo:font-size="12pt" fo:font-weight="normal" officeooo:rsid="04b5e863" officeooo:paragraph-rsid="04b5e863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left="0.1957in" fo:margin-right="0in" fo:margin-top="0.0807in" fo:margin-bottom="0in" loext:contextual-spacing="false" style:line-height-at-least="0.139in" fo:text-align="end" style:justify-single-word="false" fo:text-indent="-0.1957in" style:auto-text-indent="false" style:writing-mode="rl-tb">
        <style:tab-stops>
          <style:tab-stop style:position="0in"/>
        </style:tab-stops>
      </style:paragraph-properties>
      <style:text-properties style:font-name="Consolas" fo:font-size="12pt" fo:font-weight="normal" officeooo:rsid="04b5e863" officeooo:paragraph-rsid="04b5e863" style:font-size-asian="12pt" style:font-weight-asian="normal" style:font-size-complex="12pt" style:font-weight-complex="normal"/>
    </style:style>
    <style:style style:name="P73" style:family="paragraph" style:parent-style-name="Heading_20_3">
      <style:text-properties officeooo:rsid="04d45578" officeooo:paragraph-rsid="04fe5cf0"/>
    </style:style>
    <style:style style:name="P74" style:family="paragraph" style:parent-style-name="Heading_20_3">
      <style:text-properties officeooo:rsid="04fbb5af" officeooo:paragraph-rsid="04fbb5af"/>
    </style:style>
    <style:style style:name="P75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45578" officeooo:paragraph-rsid="04fe5cf0"/>
    </style:style>
    <style:style style:name="P76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45578" officeooo:paragraph-rsid="0505f4de"/>
    </style:style>
    <style:style style:name="P77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76e15" officeooo:paragraph-rsid="04fe5cf0"/>
    </style:style>
    <style:style style:name="P78" style:family="paragraph" style:parent-style-name="כותרת_20_ותוכן_7e_LT_7e_Gliederung_20_1">
      <style:paragraph-properties fo:margin-top="0.078in" fo:margin-bottom="0in" loext:contextual-spacing="false" fo:text-align="end" style:justify-single-word="false" style:writing-mode="rl-tb"/>
      <style:text-properties officeooo:rsid="04dacaf5" officeooo:paragraph-rsid="04fe5cf0" style:font-name-complex="David CLM1"/>
    </style:style>
    <style:style style:name="P79" style:family="paragraph" style:parent-style-name="Text_20_body" style:list-style-name="L1">
      <style:text-properties officeooo:rsid="04b8121c" officeooo:paragraph-rsid="04b8121c"/>
    </style:style>
    <style:style style:name="P80" style:family="paragraph" style:parent-style-name="Text_20_body" style:list-style-name="L1">
      <style:text-properties officeooo:rsid="04b81866" officeooo:paragraph-rsid="04b81866"/>
    </style:style>
    <style:style style:name="P81" style:family="paragraph" style:parent-style-name="Text_20_body" style:list-style-name="L3">
      <style:text-properties officeooo:paragraph-rsid="03f4cd97"/>
    </style:style>
    <style:style style:name="P82" style:family="paragraph" style:parent-style-name="Text_20_body" style:list-style-name="L3">
      <style:text-properties officeooo:rsid="04eeb64d" officeooo:paragraph-rsid="04eeb64d"/>
    </style:style>
    <style:style style:name="P83" style:family="paragraph" style:parent-style-name="Text_20_body" style:list-style-name="L3">
      <style:text-properties officeooo:rsid="05135141" officeooo:paragraph-rsid="05135141"/>
    </style:style>
    <style:style style:name="P84" style:family="paragraph" style:parent-style-name="Heading_20_1">
      <style:text-properties officeooo:rsid="05188e8f" officeooo:paragraph-rsid="05188e8f"/>
    </style:style>
    <style:style style:name="P85" style:family="paragraph" style:parent-style-name="Heading_20_2" style:list-style-name="L2">
      <style:text-properties style:font-name="Consolas" fo:font-size="12pt" officeooo:rsid="04e36a88" officeooo:paragraph-rsid="04fe5cf0" style:font-size-asian="12pt" style:font-name-complex="David CLM1" style:font-size-complex="12pt"/>
    </style:style>
    <style:style style:name="P86" style:family="paragraph" style:parent-style-name="Heading_20_2" style:list-style-name="L2">
      <style:text-properties officeooo:rsid="04e36a88" officeooo:paragraph-rsid="04fe5c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33bd0c4"/>
    </style:style>
    <style:style style:name="T3" style:family="text">
      <style:text-properties officeooo:rsid="0453d4d8"/>
    </style:style>
    <style:style style:name="T4" style:family="text">
      <style:text-properties fo:color="#0000ff" style:font-name="Consolas"/>
    </style:style>
    <style:style style:name="T5" style:family="text">
      <style:text-properties fo:color="#0000ff" style:font-name="Consolas" fo:font-size="12pt" style:font-size-asian="12pt" style:font-size-complex="12pt"/>
    </style:style>
    <style:style style:name="T6" style:family="text">
      <style:text-properties fo:color="#0000ff" style:font-name="Consolas" fo:font-size="12pt" officeooo:rsid="04dacaf5" style:font-size-asian="12pt" style:font-size-complex="12pt"/>
    </style:style>
    <style:style style:name="T7" style:family="text">
      <style:text-properties fo:color="#0000ff" style:font-name="Consolas" fo:font-size="12pt" officeooo:rsid="0506db9e" style:font-size-asian="12pt" style:font-size-complex="12pt"/>
    </style:style>
    <style:style style:name="T8" style:family="text">
      <style:text-properties style:font-name="Consolas"/>
    </style:style>
    <style:style style:name="T9" style:family="text">
      <style:text-properties style:font-name="Consolas" fo:font-weight="bold" style:font-weight-asian="bold"/>
    </style:style>
    <style:style style:name="T10" style:family="text">
      <style:text-properties style:font-name="Consolas" fo:font-weight="bold" style:font-weight-asian="bold" style:font-weight-complex="bold"/>
    </style:style>
    <style:style style:name="T11" style:family="text">
      <style:text-properties style:font-name="Consolas" officeooo:rsid="04aa1cf9"/>
    </style:style>
    <style:style style:name="T12" style:family="text">
      <style:text-properties style:font-name="Consolas" officeooo:rsid="04ad50fe"/>
    </style:style>
    <style:style style:name="T13" style:family="text">
      <style:text-properties style:font-name="Consolas" officeooo:rsid="04b02afd"/>
    </style:style>
    <style:style style:name="T14" style:family="text">
      <style:text-properties style:font-name="Consolas" officeooo:rsid="04b46740"/>
    </style:style>
    <style:style style:name="T15" style:family="text">
      <style:text-properties style:font-name="Consolas" officeooo:rsid="04b7d2bf"/>
    </style:style>
    <style:style style:name="T16" style:family="text">
      <style:text-properties style:font-name="Consolas" officeooo:rsid="04af5c84"/>
    </style:style>
    <style:style style:name="T17" style:family="text">
      <style:text-properties style:font-name="Consolas" officeooo:rsid="04b91fbf"/>
    </style:style>
    <style:style style:name="T18" style:family="text">
      <style:text-properties style:font-name="Consolas" officeooo:rsid="04ce931e"/>
    </style:style>
    <style:style style:name="T19" style:family="text">
      <style:text-properties style:font-name="Consolas" officeooo:rsid="04cf0b0c"/>
    </style:style>
    <style:style style:name="T20" style:family="text">
      <style:text-properties style:font-name="Consolas" officeooo:rsid="04cfc10b"/>
    </style:style>
    <style:style style:name="T21" style:family="text">
      <style:text-properties style:font-name="Consolas" officeooo:rsid="04d02943"/>
    </style:style>
    <style:style style:name="T22" style:family="text">
      <style:text-properties style:font-name="Consolas" officeooo:rsid="04d0eec2"/>
    </style:style>
    <style:style style:name="T23" style:family="text">
      <style:text-properties style:font-name="Consolas" officeooo:rsid="04d0d5e3"/>
    </style:style>
    <style:style style:name="T24" style:family="text">
      <style:text-properties style:font-name="Consolas" officeooo:rsid="04d208b6"/>
    </style:style>
    <style:style style:name="T25" style:family="text">
      <style:text-properties style:font-name="Consolas" fo:font-size="12pt" style:font-size-asian="12pt" style:font-size-complex="12pt"/>
    </style:style>
    <style:style style:name="T26" style:family="text">
      <style:text-properties style:font-name="Consolas" fo:font-size="12pt" officeooo:rsid="04d9b344" style:font-size-asian="12pt" style:font-size-complex="12pt"/>
    </style:style>
    <style:style style:name="T27" style:family="text">
      <style:text-properties style:font-name="Consolas" fo:font-size="12pt" officeooo:rsid="04dacaf5" style:font-size-asian="12pt" style:font-size-complex="12pt"/>
    </style:style>
    <style:style style:name="T28" style:family="text">
      <style:text-properties style:font-name="Consolas" fo:font-size="12pt" officeooo:rsid="04dc2f54" style:font-size-asian="12pt" style:font-size-complex="12pt"/>
    </style:style>
    <style:style style:name="T29" style:family="text">
      <style:text-properties style:font-name="Consolas" fo:font-size="12pt" officeooo:rsid="04dcec13" style:font-size-asian="12pt" style:font-size-complex="12pt"/>
    </style:style>
    <style:style style:name="T30" style:family="text">
      <style:text-properties style:font-name="Consolas" fo:font-size="12pt" officeooo:rsid="04dfd8ed" style:font-size-asian="12pt" style:font-size-complex="12pt"/>
    </style:style>
    <style:style style:name="T31" style:family="text">
      <style:text-properties style:font-name="Consolas" fo:font-size="12pt" style:font-size-asian="12pt" style:font-name-complex="David CLM1" style:font-size-complex="12pt"/>
    </style:style>
    <style:style style:name="T32" style:family="text">
      <style:text-properties style:font-name="Consolas" fo:font-size="12pt" officeooo:rsid="04dacaf5" style:font-size-asian="12pt" style:font-name-complex="David CLM1" style:font-size-complex="12pt"/>
    </style:style>
    <style:style style:name="T33" style:family="text">
      <style:text-properties style:font-name="Consolas" fo:font-size="12pt" officeooo:rsid="04e36a88" style:font-size-asian="12pt" style:font-name-complex="David CLM1" style:font-size-complex="12pt"/>
    </style:style>
    <style:style style:name="T34" style:family="text">
      <style:text-properties style:font-name="Consolas" fo:font-size="12pt" officeooo:rsid="04e6d15b" style:font-size-asian="12pt" style:font-name-complex="David CLM1" style:font-size-complex="12pt"/>
    </style:style>
    <style:style style:name="T35" style:family="text">
      <style:text-properties style:font-name="Consolas" fo:font-size="12pt" officeooo:rsid="04e8bfc6" style:font-size-asian="12pt" style:font-name-complex="David CLM1" style:font-size-complex="12pt"/>
    </style:style>
    <style:style style:name="T36" style:family="text">
      <style:text-properties style:font-name="Consolas" fo:font-size="12pt" officeooo:rsid="04ed226f" style:font-size-asian="12pt" style:font-name-complex="David CLM1" style:font-size-complex="12pt"/>
    </style:style>
    <style:style style:name="T37" style:family="text">
      <style:text-properties style:font-name="Consolas" fo:font-size="12pt" officeooo:rsid="04eee793" style:font-size-asian="12pt" style:font-name-complex="David CLM1" style:font-size-complex="12pt"/>
    </style:style>
    <style:style style:name="T38" style:family="text">
      <style:text-properties style:font-name="Consolas" fo:font-size="12pt" officeooo:rsid="04efbbf1" style:font-size-asian="12pt" style:font-name-complex="David CLM1" style:font-size-complex="12pt"/>
    </style:style>
    <style:style style:name="T39" style:family="text">
      <style:text-properties style:font-name="Consolas" fo:font-size="12pt" officeooo:rsid="04f0d3f1" style:font-size-asian="12pt" style:font-name-complex="David CLM1" style:font-size-complex="12pt"/>
    </style:style>
    <style:style style:name="T40" style:family="text">
      <style:text-properties style:font-name="Consolas" fo:font-size="12pt" officeooo:rsid="04f40942" style:font-size-asian="12pt" style:font-name-complex="David CLM1" style:font-size-complex="12pt"/>
    </style:style>
    <style:style style:name="T41" style:family="text">
      <style:text-properties style:font-name="Consolas" fo:font-size="12pt" officeooo:rsid="04f41080" style:font-size-asian="12pt" style:font-name-complex="David CLM1" style:font-size-complex="12pt"/>
    </style:style>
    <style:style style:name="T42" style:family="text">
      <style:text-properties style:font-name="Consolas" fo:font-size="12pt" officeooo:rsid="04f4b71b" style:font-size-asian="12pt" style:font-name-complex="David CLM1" style:font-size-complex="12pt"/>
    </style:style>
    <style:style style:name="T43" style:family="text">
      <style:text-properties style:font-name="Consolas" fo:font-size="12pt" officeooo:rsid="04f6218c" style:font-size-asian="12pt" style:font-name-complex="David CLM1" style:font-size-complex="12pt"/>
    </style:style>
    <style:style style:name="T44" style:family="text">
      <style:text-properties style:font-name="Consolas" fo:font-size="12pt" officeooo:rsid="04f74afe" style:font-size-asian="12pt" style:font-name-complex="David CLM1" style:font-size-complex="12pt"/>
    </style:style>
    <style:style style:name="T45" style:family="text">
      <style:text-properties style:font-name="Consolas" fo:font-size="12pt" officeooo:rsid="04f9fdc4" style:font-size-asian="12pt" style:font-name-complex="David CLM1" style:font-size-complex="12pt"/>
    </style:style>
    <style:style style:name="T46" style:family="text">
      <style:text-properties style:font-name="Consolas" fo:font-size="12pt" officeooo:rsid="0502fc0c" style:font-size-asian="12pt" style:font-name-complex="David CLM1" style:font-size-complex="12pt"/>
    </style:style>
    <style:style style:name="T47" style:family="text">
      <style:text-properties style:font-name="Consolas" fo:font-size="12pt" officeooo:rsid="0508db33" style:font-size-asian="12pt" style:font-name-complex="David CLM1" style:font-size-complex="12pt"/>
    </style:style>
    <style:style style:name="T48" style:family="text">
      <style:text-properties style:font-name="Consolas" fo:font-size="12pt" officeooo:rsid="050a0f88" style:font-size-asian="12pt" style:font-name-complex="David CLM1" style:font-size-complex="12pt"/>
    </style:style>
    <style:style style:name="T49" style:family="text">
      <style:text-properties style:font-name="Consolas" fo:font-size="12pt" officeooo:rsid="050a9741" style:font-size-asian="12pt" style:font-name-complex="David CLM1" style:font-size-complex="12pt"/>
    </style:style>
    <style:style style:name="T50" style:family="text">
      <style:text-properties style:font-name="Consolas" fo:font-size="12pt" officeooo:rsid="050bd0f5" style:font-size-asian="12pt" style:font-name-complex="David CLM1" style:font-size-complex="12pt"/>
    </style:style>
    <style:style style:name="T51" style:family="text">
      <style:text-properties style:font-name="Consolas" fo:font-size="12pt" officeooo:rsid="050c5105" style:font-size-asian="12pt" style:font-name-complex="David CLM1" style:font-size-complex="12pt"/>
    </style:style>
    <style:style style:name="T52" style:family="text">
      <style:text-properties style:font-name="Consolas" fo:font-size="12pt" officeooo:rsid="05134640" style:font-size-asian="12pt" style:font-name-complex="David CLM1" style:font-size-complex="12pt"/>
    </style:style>
    <style:style style:name="T53" style:family="text">
      <style:text-properties style:font-name="Consolas" fo:font-size="12pt" fo:font-weight="bold" style:font-size-asian="12pt" style:font-weight-asian="bold" style:font-name-complex="David CLM1" style:font-size-complex="12pt" style:font-weight-complex="bold"/>
    </style:style>
    <style:style style:name="T54" style:family="text">
      <style:text-properties style:font-name="Consolas" fo:font-size="12pt" fo:font-weight="bold" officeooo:rsid="04f9fdc4" style:font-size-asian="12pt" style:font-weight-asian="bold" style:font-name-complex="David CLM1" style:font-size-complex="12pt" style:font-weight-complex="bold"/>
    </style:style>
    <style:style style:name="T55" style:family="text">
      <style:text-properties style:font-name="Consolas" fo:font-size="12pt" fo:font-weight="normal" style:font-size-asian="12pt" style:font-weight-asian="normal" style:font-name-complex="David CLM1" style:font-size-complex="12pt" style:font-weight-complex="normal"/>
    </style:style>
    <style:style style:name="T56" style:family="text">
      <style:text-properties style:font-name="Consolas" fo:font-size="12pt" fo:font-style="italic" style:font-size-asian="12pt" style:font-style-asian="italic" style:font-name-complex="David CLM1" style:font-size-complex="12pt" style:font-style-complex="italic"/>
    </style:style>
    <style:style style:name="T57" style:family="text">
      <style:text-properties style:font-name="Consolas" fo:font-size="12pt" fo:font-style="italic" officeooo:rsid="050a0f88" style:font-size-asian="12pt" style:font-style-asian="italic" style:font-name-complex="David CLM1" style:font-size-complex="12pt" style:font-style-complex="italic"/>
    </style:style>
    <style:style style:name="T58" style:family="text">
      <style:text-properties style:font-name="Consolas" officeooo:rsid="04d2183e"/>
    </style:style>
    <style:style style:name="T59" style:family="text">
      <style:text-properties officeooo:rsid="04a22748"/>
    </style:style>
    <style:style style:name="T60" style:family="text">
      <style:text-properties officeooo:rsid="04a4b29e"/>
    </style:style>
    <style:style style:name="T61" style:family="text">
      <style:text-properties officeooo:rsid="04a581bd"/>
    </style:style>
    <style:style style:name="T62" style:family="text">
      <style:text-properties fo:color="#ff0000" style:font-name="Consolas" fo:font-weight="bold" style:font-weight-asian="bold"/>
    </style:style>
    <style:style style:name="T63" style:family="text">
      <style:text-properties fo:color="#ff0000" style:font-name="Consolas" fo:font-weight="bold" officeooo:rsid="04ce931e" style:font-weight-asian="bold"/>
    </style:style>
    <style:style style:name="T64" style:family="text">
      <style:text-properties officeooo:rsid="04ab5504"/>
    </style:style>
    <style:style style:name="T65" style:family="text">
      <style:text-properties officeooo:rsid="04af5c84"/>
    </style:style>
    <style:style style:name="T66" style:family="text">
      <style:text-properties officeooo:rsid="04b02afd"/>
    </style:style>
    <style:style style:name="T67" style:family="text">
      <style:text-properties officeooo:rsid="04b81866"/>
    </style:style>
    <style:style style:name="T68" style:family="text">
      <style:text-properties officeooo:rsid="04c912b7"/>
    </style:style>
    <style:style style:name="T69" style:family="text">
      <style:text-properties fo:color="#800080" style:font-name="Consolas" fo:font-size="12pt" officeooo:rsid="04d76e15" style:font-size-asian="12pt" style:font-size-complex="12pt"/>
    </style:style>
    <style:style style:name="T70" style:family="text">
      <style:text-properties fo:color="#800080" style:font-name="Consolas" fo:font-size="12pt" officeooo:rsid="04dacaf5" style:font-size-asian="12pt" style:font-size-complex="12pt"/>
    </style:style>
    <style:style style:name="T71" style:family="text">
      <style:text-properties officeooo:rsid="04d76e15"/>
    </style:style>
    <style:style style:name="T72" style:family="text">
      <style:text-properties style:use-window-font-color="true" style:font-name="Consolas" fo:font-size="12pt" style:font-size-asian="12pt" style:font-size-complex="12pt"/>
    </style:style>
    <style:style style:name="T73" style:family="text">
      <style:text-properties officeooo:rsid="04dacaf5"/>
    </style:style>
    <style:style style:name="T74" style:family="text">
      <style:text-properties officeooo:rsid="04dcec13"/>
    </style:style>
    <style:style style:name="T75" style:family="text">
      <style:text-properties officeooo:rsid="05033681"/>
    </style:style>
    <style:style style:name="T76" style:family="text">
      <style:text-properties officeooo:rsid="05052be0"/>
    </style:style>
    <style:style style:name="T77" style:family="text">
      <style:text-properties officeooo:rsid="050fce88"/>
    </style:style>
    <style:style style:name="T78" style:family="text">
      <style:text-properties officeooo:rsid="051168f2"/>
    </style:style>
    <style:style style:name="T79" style:family="text">
      <style:text-properties officeooo:rsid="05154b7b"/>
    </style:style>
    <style:style style:name="T80" style:family="text">
      <style:text-properties officeooo:rsid="0515d7b5"/>
    </style:style>
    <style:style style:name="T81" style:family="text">
      <style:text-properties officeooo:rsid="05165828"/>
    </style:style>
    <style:style style:name="T82" style:family="text">
      <style:text-properties officeooo:rsid="05184f9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1">המרות סוגים ומידע על סוגים בזמן ריצה</text:h>
      <text:p text:style-name="P12">בשפת סי, כשרוצים להמיר סוג, משתמשים בסוגריים. <text:span text:style-name="T71">יש הרבה סוגים של המרות וכולן מתבצעות באותו אופן. למשל:</text:span></text:p>
      <text:p text:style-name="P64"><text:span text:style-name="T23">double d = 3.0;</text:span><text:span text:style-name="T22"> <text:s/></text:span><text:span text:style-name="T8">int i = (int) d;</text:span><text:span text:style-name="T22"> <text:s text:c="2"/>// המרת מספרים</text:span></text:p>
      <text:p text:style-name="P67">const int* cp = &amp;i; <text:s text:c="2"/>int *ncp = (int*)cp; <text:s/>// המרה עוקפת קונסט</text:p>
      <text:p text:style-name="P65"><text:span text:style-name="T8">double* dP = (double*)ncp;</text:span><text:span text:style-name="T24"> <text:s/>// המרת פוינטר מסוג אחד לפוינטר מסוג אחר</text:span></text:p>
      <text:p text:style-name="P66"><text:span text:style-name="T24">B</text:span><text:span text:style-name="T8">ase *baseP1 = new Derived; <text:s/>Derived *derP1 = (derP*)baseP1;</text:span><text:span text:style-name="T58"> // המרת פוינטר בסיס שמצביע למחלקה יורשת, לפוינטר מהסוג הנכון.</text:span></text:p>
      <text:p text:style-name="P66"><text:span text:style-name="T8">Base *baseP2 = new Base; <text:s/>Derived *derP2 = (derP*)baseP2;</text:span><text:span text:style-name="T58"> // המרת פוינטר בסיס שמצביע למחלקת בסיס, לפוינטר מהסוג הלא-נכון.</text:span></text:p>
      <text:p text:style-name="P40"/>
      <text:p text:style-name="P40"/>
      <text:p text:style-name="P54">בשפת ++C, המרות מתבצעות ע"י אופרטורים מיוחדים<text:span text:style-name="T71"> - לכל סוג של המרה יש אופרטור עם שם משמעותי, שעוזר לקורא להבין איזו המרה בדיוק מתבצעת כאן. <text:s/>אנחנו נציג אותם מהנדיר לנפוץ.</text:span></text:p>
      <text:p text:style-name="P50"/>
      <text:p text:style-name="Heading_20_3">const_cast</text:p>
      <text:p text:style-name="P22"><text:span text:style-name="T31">האופרטור const_cast משמש להמרת מצביע</text:span><text:span text:style-name="T34"> או רפרנס </text:span><text:span text:style-name="T31">קבוע (const) </text:span><text:span text:style-name="T34">למצביע/רפרנס רגיל (לא const). הוא למעשה אומר לקומפיילר להתעלם מהבדיקה של const.</text:span></text:p>
      <text:p text:style-name="P32">אופרטור זה משמש במקרים נדירים מאד. בדרך-כלל, שימוש באופרטור זה מראה על שגיאה בתיכנון המחלקה. צריך לתכנן את המחלקה נכון כך שכל מה שצריך להיות const אכן יהיה const. </text:p>
      <text:p text:style-name="P23"><text:span text:style-name="T31">מתי בכל-זאת משתמשים בו? כשאנחנו מקבלים קוד ישן של מתכנת שעשה שגיאה ולא סימן פונקציה מסויימת כ-const למרות שבפועל היא כן const (לא משנה את העצם שהיא מקבלת כפרמטר). <text:s/>אם יש לנו גישה לקוד המקור - נשנה אותו ונסמן את הפונקציה כ-const. אבל לפעמים אין לנו גישה לקוד המקור אלא רק לקובץ הבינארי המקומפל. במקרה זה, </text:span><text:span text:style-name="T35">אנחנו משתמשים בconst_cast כדי להגיד לקומפיילר "סמוך עלינו, בדקנו ואנחנו יודעים שהפונקציה לא משנה את הארגומנט שלה, יהיה בסדר". </text:span></text:p>
      <text:p text:style-name="P33">כמו במקרים רבים אחרים בחיים, כשמישהו אומר "סמוך עליי" זה עלול להיות פתח לצרות... לכן בדרך-כלל לא נשתמש בהמרה זו.</text:p>
      <text:p text:style-name="P33"/>
      <text:p text:style-name="Heading_20_3">reinterpret_cast</text:p>
      <text:p text:style-name="P24"><text:span text:style-name="T31">האופרטור reinterpret_cast משמש להמרת </text:span><text:span text:style-name="T37">פוינטר או רפרנס מסוג </text:span><text:span text:style-name="T31">אחד לסוג אחר. האופרטור לא מבצע שום בדיקה - לא בזמן קימפול ולא בזמן ריצה.</text:span><text:span text:style-name="T38"> </text:span><text:span text:style-name="T39">כמו const_cast, הוא למעשה אומר לקומפיילר להתעלם מבדיקות הטיפוסים הרגילות שהוא מבצע, ולסמוך עלינו שאנחנו יודעים מה אנחנו עושים</text:span><text:span text:style-name="T43">. זה מסוכן ועלול לגרום לשגיאות לוגיות וערכים לא מוגדרים</text:span><text:span text:style-name="T39">.</text:span><text:span text:style-name="T42"> <text:s/>ראו תיקיה 4.</text:span></text:p>
      <text:p text:style-name="P26"><text:span text:style-name="T40">אם </text:span><text:span text:style-name="T31">reinterpret_cast</text:span><text:span text:style-name="T40"> כל-כך מסוכן, למה בכל-זאת משתמשים בו? שימוש לגיטימי הוא </text:span><text:span text:style-name="T31">כשרוצים לתרגם מחלקה כלשהי לבינארית לצורך כתיבה לקובץ בינארי (למשל קובץ תמונה).</text:span><text:span text:style-name="T41"> ראו </text:span><text:span text:style-name="T45">דוגמה בתיקיה 5.</text:span></text:p>
      <text:p text:style-name="P34"/>
      <text:p text:style-name="P73">static_cast</text:p>
      <text:p text:style-name="P13"><text:span text:style-name="T75">ה</text:span>אופרטור static_cast משמש להמרה <text:span text:style-name="T75">המתבצעת ע"י פונקציה ידועה בזמן קומפילציה. לדוגמה:</text:span></text:p>
      <text:p text:style-name="P77"><text:span text:style-name="T5">double</text:span><text:span text:style-name="T72"> d = 12.45;</text:span></text:p>
      <text:p text:style-name="P75"><text:span text:style-name="T5">int</text:span><text:span text:style-name="T25"> i = </text:span><text:span text:style-name="T5">static_cast</text:span><text:span text:style-name="T25">&lt;</text:span><text:span text:style-name="T5">int</text:span><text:span text:style-name="T25">&gt;(</text:span><text:span text:style-name="T69">d</text:span><text:span text:style-name="T25">);</text:span></text:p>
      <text:p text:style-name="P59">זו המרה של מספר ממשי למספר שלם, המתבצעת ע"י פעולה ידועה - לקיחת החלק השלם בלבד. באותו אופן אפשר להמיר מספר שלם למספר ממשי. </text:p>
      <text:p text:style-name="P59"/>
      <text:p text:style-name="P61">למה זה עדיף על המרה בעזרת סוגריים כמו בסי - </text:p>
      <text:p text:style-name="P75"><text:span text:style-name="T5">int</text:span><text:span text:style-name="T25"> i = </text:span><text:span text:style-name="T26">(</text:span><text:span text:style-name="T5">int</text:span><text:span text:style-name="T26">)</text:span><text:span text:style-name="T27">d</text:span><text:span text:style-name="T25">;</text:span></text:p>
      <text:p text:style-name="P55">? משתי סיבות<text:span text:style-name="T76">:</text:span></text:p>
      <text:p text:style-name="P55">א. <text:span text:style-name="T73">קל יותר למצוא המרות בקוד - פשוט מחפשים את המחרוזת static_cast. </text:span></text:p>
      <text:p text:style-name="P56">ב. ההמרה בעזרת סוגריים עלולה להיות שגויה. למשל, בעזרת סוגריים אפשר להמיר מצביע למספר ממשי למצביע למספר שלם:</text:p>
      <text:p text:style-name="P76"><text:span text:style-name="T5">int</text:span><text:span text:style-name="T6">*</text:span><text:span text:style-name="T25"> i</text:span><text:span text:style-name="T27">p</text:span><text:span text:style-name="T25"> = </text:span><text:span text:style-name="T26">(</text:span><text:span text:style-name="T5">int</text:span><text:span text:style-name="T7">*</text:span><text:span text:style-name="T26">)</text:span><text:span text:style-name="T69">d</text:span><text:span text:style-name="T70">p</text:span><text:span text:style-name="T25">;</text:span></text:p>
      <text:p text:style-name="P14">ההמרה נראית בדיוק כמו קודם אבל היא שגויה - התוצאה תהיה זבל.<text:span text:style-name="T74"> </text:span>לעומת זאת, <text:span text:style-name="T74">אם נכתוב:</text:span></text:p>
      <text:p text:style-name="P75"><text:span text:style-name="T5">int</text:span><text:span text:style-name="T6">*</text:span><text:span text:style-name="T25"> i</text:span><text:span text:style-name="T27">p</text:span><text:span text:style-name="T25"> = </text:span><text:span text:style-name="T5">static_cast</text:span><text:span text:style-name="T25">&lt;</text:span><text:span text:style-name="T5">int</text:span><text:span text:style-name="T7">*</text:span><text:span text:style-name="T25">&gt;(</text:span><text:span text:style-name="T69">d</text:span><text:span text:style-name="T70">p</text:span><text:span text:style-name="T25">);</text:span></text:p>
      <text:p text:style-name="P78"><text:span text:style-name="T29">הקומפיילר </text:span><text:span text:style-name="T25">יציל אותנו </text:span><text:span text:style-name="T28">מנפילה לפח הזבל</text:span><text:span text:style-name="T25"> בכך שיכריז על שגיאת קומפילציה - אין המרה סטטית המאפשרת להמיר מצביע לממשי למצביע לשלם</text:span><text:span text:style-name="T30"> (ראו תיקיה 4)</text:span><text:span text:style-name="T25">.</text:span></text:p>
      <text:p text:style-name="P21"><text:span text:style-name="T32">א</text:span><text:span text:style-name="T31">יך זה עובד עם מחלקות</text:span><text:span text:style-name="T33">?</text:span></text:p>
      <text:list xml:id="list1979197543" text:style-name="L2">
        <text:list-item>
          <text:p text:style-name="P85">static_cast חוסם המרות בין מצביעי-מחלקות שאין ביניהן קשר (אף אחת לא יורשת מהשניה).</text:p>
        </text:list-item>
        <text:list-item>
          <text:p text:style-name="P86"><text:span text:style-name="T31">static_cast מאפשר המרה של מצביע למחלקה יורשת אל מצביע למחלקת הבסיס - והמרה כזאת היא בטוחה</text:span><text:span text:style-name="T36"> (אבל היא מתבצעת אוטומטית גם בלי static_cast).</text:span></text:p>
        </text:list-item>
        <text:list-item>
          <text:p text:style-name="P86"><text:span text:style-name="T31">static_cast מאפשר גם המרה של מצביע למחלקת בסיס אל מצביע למחלקה יורשת - והמרה כזאת היא </text:span><text:span text:style-name="T53">מסוכנת </text:span><text:span text:style-name="T31">- היא נכונה רק אם המצביע המומר אכן הצביע לעצם מהסוג של המחלקה היורשת. <text:s/></text:span><text:span text:style-name="T53">לא מתבצעת </text:span><text:span text:style-name="T55">כל </text:span><text:span text:style-name="T31">בדיקה לנושא זה ולכן זו סכנה - עדיף במקרה זה להשתמש ב-dynamic_cast שנלמד בהמשך.</text:span></text:p>
        </text:list-item>
      </text:list>
      <text:p text:style-name="P35"/>
      <text:p text:style-name="P25"><text:span text:style-name="T54">שימו לב</text:span><text:span text:style-name="T45">: כשמשתמשים ב-static_cast, בדרך-כלל הקומפיילר מכניס פקודה כלשהי שתתבצע בזמן ריצה. כשמשתמשים ב-const_cast או reinterpret_cast, הקומפיילר לא מכניס שום פקודה לביצוע בזמן ריצה - ההוראה משפיעה על הקומפילציה בלבד.</text:span><text:span text:style-name="T42"> <text:s/></text:span><text:span text:style-name="T44">לא מאמינים? בדקו ב-godbolt.org</text:span><text:span text:style-name="T46">.</text:span></text:p>
      <text:p text:style-name="P35"/>
      <text:p text:style-name="P74">dynamic_cast</text:p>
      <text:p text:style-name="P27"><text:span text:style-name="T31">האופרטור</text:span><text:span text:style-name="T47"> dynamic_cast</text:span><text:span text:style-name="T31"> </text:span><text:span text:style-name="T47">משמש להמרה </text:span><text:span text:style-name="T48">של פוינטר/רפרנס למחלקת-בסיס </text:span><text:span text:style-name="T57">עם שיטות וירטואליות</text:span><text:span text:style-name="T48">, אל פוינטר/רפרנס למחלקה יורשת שלה. <text:s/>כשמשתמשים באופרטור זה, הקומפיילר מכניס בדיקה, המתבצעת בזמן ריצה, אם העצם שמצביעים אליו אכן מתאים לסוג שאליו רוצים להמיר.</text:span></text:p>
      <text:p text:style-name="P28"><text:span text:style-name="T31">לדוגמה, אם יש לנו מצביע מסוג Shape לעצם מסוג Circle, אפשר להמיר אותו ע"י המרה דינמית למצביע מסוג Circle. אבל, אם ננסה להמיר אותו למצביע מסוג Square, האופרטור יחזיר </text:span><text:span text:style-name="T49">null.</text:span></text:p>
      <text:p text:style-name="P29"><text:span text:style-name="T31">אם ננסה להמיר רפרנס במקום מצביע - לא נקבל null (כי אין רפרנס כזה) אלא נקבל חריגה - bad_</text:span><text:span text:style-name="T51">cast</text:span><text:span text:style-name="T31">.</text:span></text:p>
      <text:p text:style-name="P30"><text:span text:style-name="T31">הבדיקה מתבצעת לפי </text:span><text:span text:style-name="T56">סוג העצם בזמן ריצה</text:span><text:span text:style-name="T31">. <text:s text:c="3"/>לכן, אפשר לבצע בדיקה זו רק אם העצם הוא ממחלקה שיש לה מידע על סוגים בזמן ריצה - כלומר מחלקה שיש לה טבלת שיטות וירטואליות. <text:s/>אם למחלקת הבסיס אין שיטות וירטואליות - הקומפיילר לא ייתן לנו להשתמש ב-dynamic_cast.</text:span></text:p>
      <text:p text:style-name="P30"><text:span text:style-name="T31">אפשר להשתמש ב-dynamic_cast כדי לדמות את אופרטור instanceof</text:span><text:span text:style-name="T50">. ראו דוגמה בתיקיה </text:span><text:span text:style-name="T52">6</text:span><text:span text:style-name="T50">.</text:span></text:p>
      <text:p text:style-name="P36">שימו לב: dynamic_cast היא פעולה "יקרה" בזמן ריצה - היא צריכה לעבור על כל עץ הירושה כדי לקבוע אם ההמרה תקינה או לא.</text:p>
      <text:p text:style-name="P36"/>
      <text:p text:style-name="P31">מידע על סוגים בזמן ריצה - RTTI</text:p>
      <text:p text:style-name="Text_20_body">ה<text:span text:style-name="T77">אופרטור dynamic_cast משתמש במידע על סוג העצם בזמן ריצה. </text:span></text:p>
      <text:p text:style-name="P16">אנחנו יכולים לגשת למידע הזה ישירות בעצמנו, בעזרת האופרטור <text:span text:style-name="T78">typeid</text:span>.</text:p>
      <text:p text:style-name="P17">כשמריצים typeid על עצם, מקבלים מצביע למבנה המכיל <text:span text:style-name="T80">מידע על סוג העצם, כגון השם שלו (השיטה name), האינדקס שלו, ועוד. </text:span></text:p>
      <text:p text:style-name="P18">אם העצם הוא מסוג סטטי - המידע נקבע בזמן קומפילציה. אם העצם הוא מסוג פולימורפי (- צאצא של עצם עם פונקציות וירטואליות), אז הקריאה ל-typeid יוצרת פעולה בזמן ריצה הפונה לטבלה הוירטואלית ושולפת משם את סוג העצם.<text:span text:style-name="T81"> ראו דוגמה בתיקיה 6.</text:span></text:p>
      <text:p text:style-name="P19">זמן הריצה - O(1) - לא צריך לעבור על כל עץ הירושה אלא רק ללכת לטבלה הוירטואלית של המחלקה הנוכחית.</text:p>
      <text:p text:style-name="P37">שימו לב<text:span text:style-name="T82">: אפשר להגיד לקומפיילר שלא ישמור בכלל מידע על סוגים בזמן ריצה, כך שלא יהיה לנו dynamic_cast ולא typeid. <text:s/>בקומפיילר של ויז'ואל סטודיו זו ברירת המחדל - כדי לחסוך זמן ומקום בזיכרון. אם רוצים להשתמש באפשרויות האלו צריך לשנות את ההגדרות של הקומפיילר.</text:span></text:p>
      <text:p text:style-name="P37"/>
      <text:p text:style-name="P20">מקורות</text:p>
      <text:list xml:id="list259426409" text:style-name="L3">
        <text:list-item>
          <text:p text:style-name="P81">מצג<text:span text:style-name="T3">ו</text:span>ת של<text:span text:style-name="T2"> </text:span>אופיר פלא<text:span text:style-name="T3"> ומירי בן-ניסן.</text:span></text:p>
        </text:list-item>
        <text:list-item>
          <text:p text:style-name="P82">http://en.cppreference.com/w/cpp/language/reinterpret_cast</text:p>
        </text:list-item>
        <text:list-item>
          <text:p text:style-name="P82">https://stackoverflow.com/q/103512/827927<text:span text:style-name="T79"> - למה להשתמש בstatic_cast?</text:span></text:p>
        </text:list-item>
        <text:list-item>
          <text:p text:style-name="P83">http://en.cppreference.com/w/cpp/language/typeid</text:p>
        </text:list-item>
      </text:list>
      <text:p text:style-name="P15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8T11:05:19.571968140</dc:date>
    <meta:editing-duration>P12DT6H2M54S</meta:editing-duration>
    <meta:editing-cycles>1187</meta:editing-cycles>
    <meta:document-statistic meta:table-count="0" meta:image-count="0" meta:object-count="0" meta:page-count="1" meta:paragraph-count="57" meta:word-count="965" meta:character-count="5656" meta:non-whitespace-character-count="4728"/>
  </office:meta>
</office:document-meta>
</file>